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Palatino Bold" svg:font-family="'Palatino Bold', '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5pt solid #000000"/>
    </style:style>
    <style:style style:name="Tabel3.A4" style:family="table-cell">
      <style:table-cell-properties fo:padding-left="0.191cm" fo:padding-right="0.191cm" fo:padding-top="0cm" fo:padding-bottom="0cm" fo:border-left="0.5pt solid #000000" fo:border-right="0.5pt solid #000000" fo:border-top="none" fo:border-bottom="0.5pt solid #000000"/>
    </style:style>
    <style:style style:name="Tabel3.B4" style:family="table-cell" style:data-style-name="N37">
      <style:table-cell-properties fo:padding-left="0.191cm" fo:padding-right="0.191cm" fo:padding-top="0cm" fo:padding-bottom="0cm" fo:border-left="0.5pt solid #000000" fo:border-right="0.5pt solid #000000" fo:border-top="none" fo:border-bottom="0.5pt solid #000000"/>
    </style:style>
    <style:style style:name="Table6" style:family="table">
      <style:table-properties style:width="16.669cm" fo:margin-left="0.011cm" fo:margin-right="0.019cm" table:align="margins"/>
    </style:style>
    <style:style style:name="Table6.A" style:family="table-column">
      <style:table-column-properties style:column-width="3.406cm" style:rel-column-width="13391*"/>
    </style:style>
    <style:style style:name="Table6.B" style:family="table-column">
      <style:table-column-properties style:column-width="13.263cm" style:rel-column-width="52144*"/>
    </style:style>
    <style:style style:name="Table6.A1" style:family="table-cell">
      <style:table-cell-properties fo:padding-left="0.191cm" fo:padding-right="0.191cm" fo:padding-top="0cm" fo:padding-bottom="0cm" fo:border="0.5pt solid #000000"/>
    </style:style>
    <style:style style:name="Table6.B3" style:family="table-cell" style:data-style-name="N0">
      <style:table-cell-properties fo:padding-left="0.191cm" fo:padding-right="0.191cm" fo:padding-top="0cm" fo:padding-bottom="0cm" fo:border="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text-properties style:font-name="Arial1" fo:font-size="12pt" style:font-size-asian="12pt" style:font-size-complex="12pt"/>
    </style:style>
    <style:style style:name="P3" style:family="paragraph" style:parent-style-name="Standard">
      <style:paragraph-properties fo:text-align="end" style:justify-single-word="false"/>
      <style:text-properties style:use-window-font-color="true" style:font-name="Arial1" fo:font-size="20pt" fo:font-weight="bold" style:font-size-asian="20pt" style:font-weight-asian="bold"/>
    </style:style>
    <style:style style:name="P4" style:family="paragraph" style:parent-style-name="Standard">
      <style:paragraph-properties fo:line-height="150%" style:snap-to-layout-grid="false"/>
      <style:text-properties style:use-window-font-color="true" style:font-name="Arial1" fo:font-size="12pt" fo:font-style="normal" style:font-size-asian="12pt" style:font-style-asian="normal" style:font-size-complex="12pt" style:font-style-complex="normal" style:font-weight-complex="bold"/>
    </style:style>
    <style:style style:name="P5" style:family="paragraph" style:parent-style-name="Footer">
      <style:paragraph-properties fo:text-align="end" style:justify-single-word="false"/>
      <style:text-properties style:font-name="Arial1" fo:font-size="12pt" style:font-size-asian="12pt" style:font-size-complex="12pt"/>
    </style:style>
    <style:style style:name="P6" style:family="paragraph" style:parent-style-name="Normal">
      <style:paragraph-properties fo:line-height="150%"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7"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8"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20pt" fo:font-weight="bold" style:font-size-asian="20pt" style:font-weight-asian="bold"/>
    </style:style>
    <style:style style:name="P9" style:family="paragraph" style:parent-style-name="Standard">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fo:font-weight="bold" style:font-size-asian="16pt" style:font-weight-asian="bold" style:font-size-complex="16pt"/>
    </style:style>
    <style:style style:name="P10" style:family="paragraph" style:parent-style-name="Normal">
      <style:paragraph-properties fo:line-height="150%" fo:text-align="start" style:justify-single-word="false" fo:break-before="page"/>
      <style:text-properties style:use-window-font-color="true" style:font-name="Arial1" fo:font-size="20pt" fo:font-weight="normal" style:font-size-asian="20pt" style:font-weight-asian="normal" style:font-weight-complex="normal"/>
    </style:style>
    <style:style style:name="P11" style:family="paragraph" style:parent-style-name="Contents_20_Heading">
      <style:paragraph-properties fo:break-before="page"/>
    </style:style>
    <style:style style:name="P12" style:family="paragraph" style:parent-style-name="Body_20_Text_20_3">
      <style:paragraph-properties fo:line-height="150%"/>
      <style:text-properties style:use-window-font-color="true" style:font-name="Arial1" fo:font-size="12pt" style:font-size-asian="12pt" style:font-size-complex="12pt"/>
    </style:style>
    <style:style style:name="P13" style:family="paragraph" style:parent-style-name="Normal">
      <style:paragraph-properties fo:line-height="150%"/>
    </style:style>
    <style:style style:name="P14" style:family="paragraph" style:parent-style-name="Normal">
      <style:paragraph-properties fo:line-height="150%" style:snap-to-layout-grid="false"/>
    </style:style>
    <style:style style:name="P15" style:family="paragraph" style:parent-style-name="Normal">
      <style:paragraph-properties fo:line-height="150%"/>
      <style:text-properties style:use-window-font-color="true" style:font-name="Arial1"/>
    </style:style>
    <style:style style:name="P16" style:family="paragraph" style:parent-style-name="Normal">
      <style:paragraph-properties fo:line-height="150%"/>
      <style:text-properties style:use-window-font-color="true" style:font-name="Arial1" fo:font-size="16pt" style:font-size-asian="16pt"/>
    </style:style>
    <style:style style:name="P17"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18"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19" style:family="paragraph" style:parent-style-name="Normal">
      <style:paragraph-properties fo:line-height="150%"/>
      <style:text-properties style:use-window-font-color="true" style:font-name="Arial1" fo:font-size="12pt" fo:font-weight="bold" style:font-size-asian="12pt" style:font-weight-asian="bold" style:font-size-complex="12pt" style:font-weight-complex="bold"/>
    </style:style>
    <style:style style:name="P20" style:family="paragraph" style:parent-style-name="Normal">
      <style:paragraph-properties fo:line-height="150%"/>
      <style:text-properties style:use-window-font-color="true" style:font-name="Arial1" fo:font-size="12pt" style:font-size-asian="12pt" style:font-size-complex="12pt"/>
    </style:style>
    <style:style style:name="P21"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22"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23"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24"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25" style:family="paragraph" style:parent-style-name="Normal">
      <style:paragraph-properties fo:line-height="150%" style:snap-to-layout-grid="false"/>
      <style:text-properties style:use-window-font-color="true" style:font-name="Arial1" fo:font-size="12pt" fo:language="en" fo:country="US" style:font-size-asian="12pt" style:font-name-complex="Arial1" style:font-size-complex="12pt" style:font-weight-complex="bold"/>
    </style:style>
    <style:style style:name="P26" style:family="paragraph" style:parent-style-name="Normal">
      <style:paragraph-properties fo:line-height="150%" fo:text-align="start" style:justify-single-word="false"/>
      <style:text-properties style:use-window-font-color="true" style:font-name="Arial1" fo:font-size="20pt" fo:font-weight="normal" style:font-size-asian="20pt" style:font-weight-asian="normal" style:font-weight-complex="normal"/>
    </style:style>
    <style:style style:name="P27" style:family="paragraph" style:parent-style-name="Normal">
      <style:paragraph-properties fo:line-height="150%" style:snap-to-layout-grid="false"/>
      <style:text-properties style:font-name="Arial1" style:font-weight-complex="bold"/>
    </style:style>
    <style:style style:name="P28" style:family="paragraph" style:parent-style-name="Normal">
      <style:paragraph-properties fo:line-height="150%" fo:padding-left="0cm" fo:padding-right="0cm" fo:padding-top="0.035cm" fo:padding-bottom="0cm" fo:border-left="none" fo:border-right="none" fo:border-top="1.5pt solid #000000" fo:border-bottom="none" style:shadow="none"/>
      <style:text-properties style:use-window-font-color="true" style:font-name="Arial1"/>
    </style:style>
    <style:style style:name="P29" style:family="paragraph" style:parent-style-name="Normal">
      <style:paragraph-properties fo:margin-left="12.7cm" fo:margin-right="0cm" fo:line-height="150%" fo:orphans="0" fo:widows="0" fo:text-indent="-12.7cm" style:auto-text-indent="false" fo:keep-with-next="always">
        <style:tab-stops>
          <style:tab-stop style:position="-13.97cm"/>
          <style:tab-stop style:position="-12.7cm"/>
          <style:tab-stop style:position="-11.43cm"/>
          <style:tab-stop style:position="-10.16cm"/>
          <style:tab-stop style:position="-8.89cm"/>
          <style:tab-stop style:position="-7.62cm"/>
          <style:tab-stop style:position="-6.35cm"/>
          <style:tab-stop style:position="-5.08cm"/>
          <style:tab-stop style:position="-3.81cm"/>
          <style:tab-stop style:position="-2.54cm"/>
          <style:tab-stop style:position="-1.27cm"/>
        </style:tab-stops>
      </style:paragraph-properties>
      <style:text-properties style:use-window-font-color="true" style:font-name="Arial1" fo:font-size="12pt" style:font-size-asian="12pt" style:font-size-complex="12pt"/>
    </style:style>
    <style:style style:name="P30" style:family="paragraph" style:parent-style-name="Normal">
      <style:paragraph-properties fo:line-height="150%" fo:orphans="0" fo:widows="0" fo:keep-with-next="always"/>
      <style:text-properties style:use-window-font-color="true" style:font-name="Arial1" fo:font-size="12pt" style:font-size-asian="12pt" style:font-size-complex="12pt"/>
    </style:style>
    <style:style style:name="P31" style:family="paragraph" style:parent-style-name="Normal">
      <style:paragraph-properties fo:line-height="150%" fo:orphans="0" fo:widows="0" fo:keep-with-next="always">
        <style:tab-stops>
          <style:tab-stop style:position="-1.27cm"/>
        </style:tab-stops>
      </style:paragraph-properties>
      <style:text-properties style:use-window-font-color="true" style:font-name="Arial1" fo:font-size="12pt" style:font-size-asian="12pt" style:font-size-complex="12pt"/>
    </style:style>
    <style:style style:name="P32" style:family="paragraph" style:parent-style-name="Normal">
      <style:paragraph-properties fo:margin-left="1.27cm" fo:margin-right="0cm" fo:line-height="150%"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33" style:family="paragraph" style:parent-style-name="Normal">
      <style:paragraph-properties fo:margin-left="1.27cm" fo:margin-right="0cm" fo:line-height="150%"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34" style:family="paragraph" style:parent-style-name="Text_20_body">
      <style:paragraph-properties fo:line-height="150%"/>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Normal" style:master-page-name="MPF0">
      <style:paragraph-properties fo:margin-left="0cm" fo:margin-right="0cm" fo:line-height="150%" fo:text-align="end" style:justify-single-word="false" fo:text-indent="0cm" style:auto-text-indent="false" style:page-number="auto" fo:break-before="page">
        <style:tab-stops/>
      </style:paragraph-properties>
    </style:style>
    <style:style style:name="P38" style:family="paragraph" style:parent-style-name="Normal">
      <style:paragraph-properties fo:margin-left="1.27cm" fo:margin-right="0cm" fo:line-height="150%"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39" style:family="paragraph" style:parent-style-name="Normal">
      <style:paragraph-properties fo:margin-left="1.27cm" fo:margin-right="0cm" fo:line-height="150%" fo:text-align="center" style:justify-single-word="false"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0" style:family="paragraph" style:parent-style-name="Normal">
      <style:paragraph-properties fo:margin-left="1.27cm" fo:margin-right="0cm" fo:line-height="150%"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1" style:family="paragraph" style:parent-style-name="Normal">
      <style:paragraph-properties fo:margin-left="1.27cm" fo:margin-right="0cm" fo:line-height="150%" fo:text-align="center" style:justify-single-word="false"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2" style:family="paragraph" style:parent-style-name="Heading_20_1" style:list-style-name="">
      <style:paragraph-properties fo:line-height="150%"/>
    </style:style>
    <style:style style:name="P43" style:family="paragraph" style:parent-style-name="Heading_20_1" style:list-style-name="">
      <style:paragraph-properties fo:line-height="150%" fo:break-before="page"/>
    </style:style>
    <style:style style:name="P44" style:family="paragraph" style:parent-style-name="Heading_20_2">
      <style:paragraph-properties fo:line-height="150%"/>
    </style:style>
    <style:style style:name="T1" style:family="text">
      <style:text-properties style:use-window-font-color="true" style:font-name="Arial1"/>
    </style:style>
    <style:style style:name="T2" style:family="text">
      <style:text-properties style:use-window-font-color="true" style:font-name="Arial1" fo:font-size="12pt" fo:font-weight="bold" style:font-size-asian="12pt" style:font-weight-asian="bold" style:font-size-complex="12pt"/>
    </style:style>
    <style:style style:name="T3" style:family="text">
      <style:text-properties style:use-window-font-color="true" style:font-name="Arial1" fo:font-size="12pt" fo:font-weight="bold" style:font-size-asian="12pt" style:font-weight-asian="bold" style:font-size-complex="12pt" style:font-weight-complex="bold"/>
    </style:style>
    <style:style style:name="T4" style:family="text">
      <style:text-properties style:use-window-font-color="true" style:font-name="Arial1" fo:font-size="12pt" fo:language="en" fo:country="US" style:font-size-asian="12pt" style:font-size-complex="12pt"/>
    </style:style>
    <style:style style:name="T5" style:family="text">
      <style:text-properties style:use-window-font-color="true" style:font-name="Arial1" fo:font-size="12pt" fo:language="en" fo:country="US" fo:font-weight="normal" style:font-size-asian="12pt" style:font-weight-asian="normal" style:font-name-complex="Arial1" style:font-size-complex="12pt" style:font-weight-complex="normal"/>
    </style:style>
    <style:style style:name="T6" style:family="text">
      <style:text-properties style:use-window-font-color="true" style:font-name="Arial1" fo:font-size="12pt" fo:language="sv" fo:country="SE" style:font-size-asian="12pt" style:font-size-complex="12pt"/>
    </style:style>
    <style:style style:name="T7" style:family="text">
      <style:text-properties style:use-window-font-color="true" style:font-name="Arial1" fo:font-size="12pt" style:font-size-asian="12pt" style:font-size-complex="12pt"/>
    </style:style>
    <style:style style:name="T8" style:family="text">
      <style:text-properties style:use-window-font-color="true" style:font-name="Arial1" fo:font-size="12pt" style:font-size-asian="12pt" style:font-size-complex="12pt" style:font-weight-complex="bold"/>
    </style:style>
    <style:style style:name="T9"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use-window-font-color="true" style:font-name="Arial1" fo:font-size="12pt" fo:font-style="normal" fo:font-weight="normal" style:font-size-asian="10.5pt" style:font-style-asian="normal" style:font-weight-asian="normal" style:font-size-complex="12pt" style:font-style-complex="normal" style:font-weight-complex="normal"/>
    </style:style>
    <style:style style:name="T11" style:family="text">
      <style:text-properties style:use-window-font-color="true" style:font-name="Arial1" fo:font-size="12pt" fo:font-weight="normal" style:font-size-asian="12pt" style:font-weight-asian="normal" style:font-size-complex="12pt" style:font-weight-complex="normal"/>
    </style:style>
    <style:style style:name="T12" style:family="text">
      <style:text-properties style:use-window-font-color="true" style:font-name="Arial1" fo:font-size="14pt" fo:font-weight="bold" style:font-size-asian="14pt" style:font-weight-asian="bold" style:font-size-complex="14pt" style:font-weight-complex="bold"/>
    </style:style>
    <style:style style:name="T13" style:family="text">
      <style:text-properties style:use-window-font-color="true" style:font-name="Arial1" fo:font-size="14pt" fo:font-style="normal" fo:font-weight="bold" style:font-size-asian="14pt" style:font-style-asian="normal" style:font-weight-asian="bold" style:font-size-complex="14pt" style:font-style-complex="normal" style:font-weight-complex="bold"/>
    </style:style>
    <style:style style:name="T14" style:family="text">
      <style:text-properties style:use-window-font-color="true" style:font-name="Arial1" fo:font-size="16pt" fo:font-weight="bold" style:font-size-asian="16pt" style:font-weight-asian="bold" style:font-size-complex="16pt" style:font-weight-complex="bold"/>
    </style:style>
    <style:style style:name="T15" style:family="text">
      <style:text-properties style:use-window-font-color="true" style:font-name="Arial1" fo:font-size="16pt" fo:font-style="normal" fo:font-weight="bold" style:font-size-asian="16pt" style:font-style-asian="normal" style:font-weight-asian="bold" style:font-size-complex="16pt" style:font-style-complex="normal" style:font-weight-complex="bold"/>
    </style:style>
    <style:style style:name="T16" style:family="text">
      <style:text-properties style:use-window-font-color="true" style:font-name="Arial1" fo:font-size="16pt" fo:font-style="normal" fo:font-weight="normal" style:font-size-asian="16pt" style:font-style-asian="normal" style:font-weight-asian="normal" style:font-size-complex="16pt" style:font-style-complex="normal" style:font-weight-complex="normal"/>
    </style:style>
    <style:style style:name="T17" style:family="text">
      <style:text-properties style:use-window-font-color="true" style:font-name="Arial1" fo:font-size="16pt" fo:font-style="normal" style:font-size-asian="16pt" style:font-style-asian="normal" style:font-size-complex="16pt" style:font-style-complex="normal"/>
    </style:style>
    <style:style style:name="T18" style:family="text">
      <style:text-properties style:use-window-font-color="true" fo:font-size="12pt" fo:language="sv" fo:country="SE" style:font-size-asian="12pt" style:font-name-complex="Arial1" style:font-size-complex="12pt"/>
    </style:style>
    <style:style style:name="T19" style:family="text">
      <style:text-properties fo:font-size="12pt" fo:font-weight="bold" style:font-size-asian="12pt" style:font-weight-asian="bold" style:font-size-complex="12pt" style:font-weight-complex="bol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Default_20_Paragraph_20_Font"><text:span text:style-name="T2">Projekt: Sorting Industrial Robot</text:span></text:span></text:p>
      <text:p text:style-name="P13"><text:span text:style-name="T1"><text:tab/><text:tab/><text:tab/><text:tab/></text:span><text:span text:style-name="T7"><text:tab/></text:span><text:span text:style-name="Default_20_Paragraph_20_Font"><text:span text:style-name="T2">Dato: 11-02-2011</text:span></text:span></text:p>
      <text:p text:style-name="P15"><text:tab/><text:tab/><text:tab/><text:tab/><text:tab/><text:tab/><text:tab/><text:tab/></text:p>
      <text:p text:style-name="P15"/>
      <text:p text:style-name="P15"/>
      <text:p text:style-name="P15"/>
      <text:p text:style-name="P15"/>
      <text:p text:style-name="P15"/>
      <text:p text:style-name="P15"/>
      <text:p text:style-name="P15"/>
      <text:p text:style-name="P15"/>
      <text:p text:style-name="P15"/>
      <text:p text:style-name="P15"/>
      <text:p text:style-name="P28">Titel:</text:p>
      <text:p text:style-name="P16"/>
      <text:p text:style-name="P17">Accepttestrapport</text:p>
      <text:p text:style-name="P17">for </text:p>
      <text:p text:style-name="P17">Sorting Industrial Robot</text:p>
      <text:p text:style-name="P17">(SIR)</text:p>
      <text:p text:style-name="P6"/>
      <text:p text:style-name="P7"><text:s/></text:p>
      <text:p text:style-name="P8"/>
      <text:p text:style-name="P8"/>
      <text:p text:style-name="P8"/>
      <text:p text:style-name="P8"/>
      <text:p text:style-name="P9">RoboGO</text:p>
      <text:p text:style-name="P3"/>
      <text:p text:style-name="P10"><text:span text:style-name="Default_20_Paragraph_20_Font"><text:span text:style-name="T19">Versionshistorik</text:span></text:span></text:p>
      <text:p text:style-name="P26"><text:span text:style-name="Default_20_Paragraph_20_Font"><text:span text:style-name="T19"/></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18">Ver.</text:p>
          </table:table-cell>
          <table:table-cell table:style-name="Tabel3.A1" office:value-type="string">
            <text:p text:style-name="P18">Dato</text:p>
          </table:table-cell>
          <table:table-cell table:style-name="Tabel3.A1" office:value-type="string">
            <text:p text:style-name="P18">Initialer</text:p>
          </table:table-cell>
          <table:table-cell table:style-name="Tabel3.A1" office:value-type="string">
            <text:p text:style-name="P18">Beskrivelse</text:p>
          </table:table-cell>
        </table:table-row>
        <table:table-row>
          <table:table-cell table:style-name="Tabel3.A1" office:value-type="string">
            <text:p text:style-name="P20">0.1</text:p>
          </table:table-cell>
          <table:table-cell table:style-name="Tabel3.A1" office:value-type="string">
            <text:p text:style-name="P23">11-02-12</text:p>
          </table:table-cell>
          <table:table-cell table:style-name="Tabel3.A1" office:value-type="string">
            <text:p text:style-name="P23">RHT</text:p>
          </table:table-cell>
          <table:table-cell table:style-name="Tabel3.A1" office:value-type="string">
            <text:p text:style-name="P21">Første udkast.</text:p>
          </table:table-cell>
        </table:table-row>
        <table:table-row>
          <table:table-cell table:style-name="Tabel3.A1" office:value-type="string">
            <text:p text:style-name="P23">0.2</text:p>
          </table:table-cell>
          <table:table-cell table:style-name="Tabel3.A1" office:value-type="string">
            <text:p text:style-name="P23">16-02-12</text:p>
          </table:table-cell>
          <table:table-cell table:style-name="Tabel3.A1" office:value-type="string">
            <text:p text:style-name="P23">RHT</text:p>
          </table:table-cell>
          <table:table-cell table:style-name="Tabel3.A1" office:value-type="string">
            <text:p text:style-name="P21">Indsat firmanavn og produktnavn.</text:p>
          </table:table-cell>
        </table:table-row>
        <table:table-row>
          <table:table-cell table:style-name="Tabel3.A4" office:value-type="string">
            <text:p text:style-name="P23">1.1</text:p>
          </table:table-cell>
          <table:table-cell table:style-name="Tabel3.B4">
            <text:p text:style-name="P23"/>
          </table:table-cell>
          <table:table-cell table:style-name="Tabel3.A4" office:value-type="string">
            <text:p text:style-name="P23"/>
          </table:table-cell>
          <table:table-cell table:style-name="Tabel3.A4" office:value-type="string">
            <text:p text:style-name="P21"/>
          </table:table-cell>
        </table:table-row>
        <table:table-row>
          <table:table-cell table:style-name="Tabel3.A1" office:value-type="string">
            <text:p text:style-name="P23">1.2</text:p>
          </table:table-cell>
          <table:table-cell table:style-name="Tabel3.A1" office:value-type="string">
            <text:p text:style-name="P21"/>
          </table:table-cell>
          <table:table-cell table:style-name="Tabel3.A1" office:value-type="string">
            <text:p text:style-name="P23"/>
          </table:table-cell>
          <table:table-cell table:style-name="Tabel3.A1" office:value-type="string">
            <text:p text:style-name="P22"/>
          </table:table-cell>
        </table:table-row>
        <table:table-row>
          <table:table-cell table:style-name="Tabel3.A1" office:value-type="string">
            <text:p text:style-name="P23">1.3</text:p>
          </table:table-cell>
          <table:table-cell table:style-name="Tabel3.A1" office:value-type="string">
            <text:p text:style-name="P23"/>
          </table:table-cell>
          <table:table-cell table:style-name="Tabel3.A1" office:value-type="string">
            <text:p text:style-name="P23"/>
          </table:table-cell>
          <table:table-cell table:style-name="Tabel3.A1" office:value-type="string">
            <text:p text:style-name="P24"/>
          </table:table-cell>
        </table:table-row>
        <table:table-row>
          <table:table-cell table:style-name="Tabel3.A4" office:value-type="string">
            <text:p text:style-name="P23">1.4</text:p>
          </table:table-cell>
          <table:table-cell table:style-name="Tabel3.A4" office:value-type="string">
            <text:p text:style-name="P23"/>
          </table:table-cell>
          <table:table-cell table:style-name="Tabel3.A4" office:value-type="string">
            <text:p text:style-name="P23"/>
          </table:table-cell>
          <table:table-cell table:style-name="Tabel3.A4" office:value-type="string">
            <text:p text:style-name="P24"/>
          </table:table-cell>
        </table:table-row>
      </table:table>
      <text:p text:style-name="Standard"/>
      <text:p text:style-name="P18">Godkendelsesformular</text:p>
      <text:p text:style-name="P18"/>
      <table:table table:name="Table6" table:style-name="Table6">
        <table:table-column table:style-name="Table6.A"/>
        <table:table-column table:style-name="Table6.B"/>
        <table:table-row>
          <table:table-cell table:style-name="Table6.A1" office:value-type="string">
            <text:p text:style-name="P18">Forfatter(e):</text:p>
          </table:table-cell>
          <table:table-cell table:style-name="Table6.A1" office:value-type="string">
            <text:p text:style-name="P25">Søren Howe Gersager(10430)</text:p>
            <text:p text:style-name="P14"><text:span text:style-name="Standardskrifttype_20_i_20_afsnit"><text:span text:style-name="T4">Cong Thanh Dao(10517)</text:span></text:span></text:p>
            <text:p text:style-name="P14"><text:span text:style-name="Standardskrifttype_20_i_20_afsnit"><text:span text:style-name="T4">Yusuf Tezel(10568)</text:span></text:span></text:p>
            <text:p text:style-name="P14"><text:span text:style-name="Standardskrifttype_20_i_20_afsnit"><text:span text:style-name="T4">Nicolaj Quottrup(10754)</text:span></text:span></text:p>
            <text:p text:style-name="P14"><text:span text:style-name="Standardskrifttype_20_i_20_afsnit"><text:span text:style-name="T4">René Høgh Thomsen(10778)</text:span></text:span></text:p>
            <text:p text:style-name="P14"><text:span text:style-name="Standardskrifttype_20_i_20_afsnit"><text:span text:style-name="T6">Michael Batz Hansen(10791)</text:span></text:span></text:p>
            <text:p text:style-name="P27"><text:span text:style-name="Standardskrifttype_20_i_20_afsnit"><text:span text:style-name="T18">Sam Luu Tong(10898)</text:span></text:span></text:p>
          </table:table-cell>
        </table:table-row>
        <table:table-row>
          <table:table-cell table:style-name="Table6.A1" office:value-type="string">
            <text:p text:style-name="P18">Godkendes af:</text:p>
          </table:table-cell>
          <table:table-cell table:style-name="Table6.A1" office:value-type="string">
            <text:p text:style-name="P4">Poul Ejnar Rovsing</text:p>
          </table:table-cell>
        </table:table-row>
        <table:table-row>
          <table:table-cell table:style-name="Table6.A1" office:value-type="string">
            <text:p text:style-name="P18">Projektnr:</text:p>
          </table:table-cell>
          <table:table-cell table:style-name="Table6.B3" office:value-type="float" office:value="1">
            <text:p text:style-name="P21">1</text:p>
          </table:table-cell>
        </table:table-row>
        <table:table-row>
          <table:table-cell table:style-name="Table6.A1" office:value-type="string">
            <text:p text:style-name="P18">Filnavn:</text:p>
          </table:table-cell>
          <table:table-cell table:style-name="Table6.A1" office:value-type="string">
            <text:p text:style-name="P21">Accepttest.odt</text:p>
            <text:p text:style-name="P21">Accepttest.pdf</text:p>
          </table:table-cell>
        </table:table-row>
        <table:table-row>
          <table:table-cell table:style-name="Table6.A1" office:value-type="string">
            <text:p text:style-name="P18">Antal sider:</text:p>
          </table:table-cell>
          <table:table-cell table:style-name="Table6.A1" office:value-type="string">
            <text:p text:style-name="P20"><text:page-count>7</text:page-count></text:p>
          </table:table-cell>
        </table:table-row>
        <table:table-row>
          <table:table-cell table:style-name="Table6.A1" office:value-type="string">
            <text:p text:style-name="P18">Kunde:</text:p>
          </table:table-cell>
          <table:table-cell table:style-name="Table6.A1" office:value-type="string">
            <text:p text:style-name="P23">Robotic Global Organization(RoboGO)</text:p>
            <text:p text:style-name="P19"/>
          </table:table-cell>
        </table:table-row>
      </table:table>
      <text:p text:style-name="Standard"/>
      <text:p text:style-name="P12">Ved underskrivelse af dette dokument accepteres det af begge parter, som værende kravene til udviklingen af det ønskede system.</text:p>
      <text:p text:style-name="P21"/>
      <text:p text:style-name="P12">Sted og dato:</text:p>
      <text:p text:style-name="P21"/>
      <text:p text:style-name="P21"/>
      <text:p text:style-name="P21"/>
      <text:p text:style-name="P21">______________________ <text:s text:c="18"/><text:tab/>__________________________</text:p>
      <text:p text:style-name="Standard"><text:span text:style-name="Standardskrifttype_20_i_20_afsnit"><text:span text:style-name="T5">René H. Thomsen</text:span></text:span><text:span text:style-name="Default_20_Paragraph_20_Font"><text:span text:style-name="T3"><text:tab/></text:span></text:span><text:span text:style-name="Default_20_Paragraph_20_Font"><text:span text:style-name="T8"><text:tab/><text:tab/><text:tab/></text:span></text:span><text:span text:style-name="Standardskrifttype_20_i_20_afsnit"><text:span text:style-name="T11">Poul Ejnar Rovsing</text:span></text:span></text:p>
      <text:table-of-content text:style-name="Sect1" text:protected="true" text:name="Table of Contents1">
        <text:table-of-content-source text:outline-level="10">
          <text:index-title-template text:style-name="Contents_20_Heading">Indhol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Indholsfortegnelse</text:p>
          </text:index-title>
          <text:p text:style-name="P35">1. Indledning<text:tab/>4</text:p>
          <text:p text:style-name="P36">1.1 Formål<text:tab/>4</text:p>
          <text:p text:style-name="P36">1.2 Referencer<text:tab/>4</text:p>
          <text:p text:style-name="P36">1.3 Omfang<text:tab/>4</text:p>
          <text:p text:style-name="P36">1.4 Godkendelses kriterier<text:tab/>4</text:p>
          <text:p text:style-name="P36">1.5 Definitioner<text:tab/>4</text:p>
          <text:p text:style-name="P35">2. Testspecifikation<text:tab/>5</text:p>
          <text:p text:style-name="P36">2.1 Hardware og Software ID<text:tab/>5</text:p>
          <text:p text:style-name="P36">2.2 Testsystemet<text:tab/>5</text:p>
          <text:p text:style-name="P36">2.3 Identifikation af testobjekter<text:tab/>5</text:p>
          <text:p text:style-name="P36">2.4 Testobjekt forberedelse<text:tab/>5</text:p>
          <text:p text:style-name="P36">2.5 Testmiljø<text:tab/>5</text:p>
          <text:p text:style-name="P35">3. Testprocedure<text:tab/>6</text:p>
          <text:p text:style-name="P36">3.1 Test af funktionelle krav<text:tab/>6</text:p>
          <text:p text:style-name="P36">3.2 Test af øvrige specifikke krav<text:tab/>6</text:p>
          <text:p text:style-name="P36">3.3 Test af grænseflader<text:tab/>6</text:p>
          <text:p text:style-name="P35">4. Godkendelse<text:tab/>7</text:p>
        </text:index-body>
      </text:table-of-content>
      <text:p text:style-name="Standard"><text:span text:style-name="Standardskrifttype_20_i_20_afsnit"><text:span text:style-name="T3"/></text:span></text:p>
      <text:p text:style-name="Standard"/>
      <text:h text:style-name="P43" text:outline-level="1"><text:span text:style-name="Standardskrifttype_20_i_20_afsnit"><text:span text:style-name="T14">1. Indledning</text:span></text:span></text:h>
      <text:h text:style-name="P44" text:outline-level="2"><text:span text:style-name="Standardskrifttype_20_i_20_afsnit"><text:span text:style-name="T13">1.1 Formål</text:span></text:span></text:h>
      <text:p text:style-name="P34"><text:span text:style-name="Standardskrifttype_20_i_20_afsnit"><text:span text:style-name="T10">Tekst.</text:span></text:span></text:p>
      <text:h text:style-name="P44" text:outline-level="2"><text:span text:style-name="Standardskrifttype_20_i_20_afsnit"><text:span text:style-name="T13">1.2 Referencer</text:span></text:span></text:h>
      <text:p text:style-name="P34"><text:span text:style-name="Standardskrifttype_20_i_20_afsnit"><text:span text:style-name="T10">Tekst.</text:span></text:span></text:p>
      <text:h text:style-name="P44" text:outline-level="2"><text:span text:style-name="Standardskrifttype_20_i_20_afsnit"><text:span text:style-name="T13">1.3 Omfang</text:span></text:span></text:h>
      <text:p text:style-name="P34"><text:span text:style-name="Standardskrifttype_20_i_20_afsnit"><text:span text:style-name="T10">Tekst.</text:span></text:span></text:p>
      <text:h text:style-name="P44" text:outline-level="2"><text:span text:style-name="Standardskrifttype_20_i_20_afsnit"><text:span text:style-name="T13">1.4 Godkendelses kriterier</text:span></text:span></text:h>
      <text:p text:style-name="P34"><text:span text:style-name="Standardskrifttype_20_i_20_afsnit"><text:span text:style-name="T10">Tekst.</text:span></text:span></text:p>
      <text:h text:style-name="P44" text:outline-level="2"><text:span text:style-name="Standardskrifttype_20_i_20_afsnit"><text:span text:style-name="T13">1.5 Definitioner</text:span></text:span></text:h>
      <text:p text:style-name="P34"><text:span text:style-name="Standardskrifttype_20_i_20_afsnit"><text:span text:style-name="T10">Tekst.</text:span></text:span></text:p>
      <text:p text:style-name="P34"><text:span text:style-name="Standardskrifttype_20_i_20_afsnit"><text:span text:style-name="T12">1.6 Dokumentets opbygning</text:span></text:span></text:p>
      <text:p text:style-name="P34"><text:span text:style-name="Standardskrifttype_20_i_20_afsnit"><text:span text:style-name="T10">Tekst.</text:span></text:span></text:p>
      <text:h text:style-name="P42" text:outline-level="1"><text:span text:style-name="Standardskrifttype_20_i_20_afsnit"><text:span text:style-name="T14"/></text:span></text:h>
      <text:h text:style-name="P43" text:outline-level="1"><text:span text:style-name="Standardskrifttype_20_i_20_afsnit"><text:span text:style-name="T14">2. Testspecifikation</text:span></text:span></text:h>
      <text:h text:style-name="P44" text:outline-level="2"><text:span text:style-name="Standardskrifttype_20_i_20_afsnit"><text:span text:style-name="T13">2.1 Hardware og Software ID</text:span></text:span></text:h>
      <text:p text:style-name="P34"><text:span text:style-name="Standardskrifttype_20_i_20_afsnit"><text:span text:style-name="T10">Tekst.</text:span></text:span></text:p>
      <text:h text:style-name="P44" text:outline-level="2"><text:span text:style-name="Standardskrifttype_20_i_20_afsnit"><text:span text:style-name="T13">2.2 Testsystemet</text:span></text:span></text:h>
      <text:p text:style-name="P34"><text:span text:style-name="Standardskrifttype_20_i_20_afsnit"><text:span text:style-name="T10">Tekst.</text:span></text:span></text:p>
      <text:h text:style-name="P44" text:outline-level="2"><text:span text:style-name="Standardskrifttype_20_i_20_afsnit"><text:span text:style-name="T13">2.3 Identifikation af testobjekter</text:span></text:span></text:h>
      <text:p text:style-name="P34"><text:span text:style-name="Standardskrifttype_20_i_20_afsnit"><text:span text:style-name="T10">Tekst.</text:span></text:span></text:p>
      <text:h text:style-name="P44" text:outline-level="2"><text:span text:style-name="Standardskrifttype_20_i_20_afsnit"><text:span text:style-name="T13">2.4 Testobjekt forberedelse</text:span></text:span></text:h>
      <text:p text:style-name="P34"><text:span text:style-name="Standardskrifttype_20_i_20_afsnit"><text:span text:style-name="T10">Tekst.</text:span></text:span></text:p>
      <text:h text:style-name="P44" text:outline-level="2"><text:span text:style-name="Standardskrifttype_20_i_20_afsnit"><text:span text:style-name="T13">2.5 Testmiljø</text:span></text:span></text:h>
      <text:p text:style-name="P34"><text:span text:style-name="Standardskrifttype_20_i_20_afsnit"><text:span text:style-name="T10">Tekst.</text:span></text:span></text:p>
      <text:h text:style-name="P43" text:outline-level="1"><text:span text:style-name="Standardskrifttype_20_i_20_afsnit"><text:span text:style-name="T15">3. Testprocedure</text:span></text:span></text:h>
      <text:h text:style-name="P44" text:outline-level="2"><text:span text:style-name="Standardskrifttype_20_i_20_afsnit"><text:span text:style-name="T13">3.1 Test af funktionelle krav</text:span></text:span></text:h>
      <text:p text:style-name="P34"><text:span text:style-name="Standardskrifttype_20_i_20_afsnit"><text:span text:style-name="T10">Use cases.</text:span></text:span></text:p>
      <text:h text:style-name="P44" text:outline-level="2"><text:span text:style-name="Standardskrifttype_20_i_20_afsnit"><text:span text:style-name="T13">3.2 Test af øvrige specifikke krav</text:span></text:span></text:h>
      <text:p text:style-name="P34"><text:span text:style-name="Standardskrifttype_20_i_20_afsnit"><text:span text:style-name="T10">Tekst.</text:span></text:span></text:p>
      <text:h text:style-name="P44" text:outline-level="2"><text:span text:style-name="Standardskrifttype_20_i_20_afsnit"><text:span text:style-name="T13">3.3 Test af grænseflader</text:span></text:span></text:h>
      <text:p text:style-name="P34"><text:span text:style-name="Standardskrifttype_20_i_20_afsnit"><text:span text:style-name="T10">Tekst.</text:span></text:span></text:p>
      <text:h text:style-name="P42" text:outline-level="1"><text:span text:style-name="Standardskrifttype_20_i_20_afsnit"><text:span text:style-name="T16"/></text:span></text:h>
      <text:h text:style-name="P43" text:outline-level="1"><text:span text:style-name="Standardskrifttype_20_i_20_afsnit"><text:span text:style-name="T15">4. Godkendelse</text:span></text:span></text:h>
      <text:p text:style-name="P30">Ved afslutningen af accepttesten skrives under på at alle verifikationer er gennemført som aftalt og at accepttesten er succesfuldt gennemført. Eksisterer der problemrapporter efter testen, så noteres antallet og disse vedlægges sammen med rapporten.</text:p>
      <text:p text:style-name="P30"/>
      <text:p text:style-name="P41">Alle verifikationer er gennemført tilfredsstillende <text:s/>_________</text:p>
      <text:p text:style-name="P32"/>
      <text:p text:style-name="P41">I modsat fald beskrives hvilken aktion, der aftales :</text:p>
      <text:p text:style-name="P32"/>
      <text:p text:style-name="P32"><text:tab/><text:tab/></text:p>
      <text:p text:style-name="P33"/>
      <text:p text:style-name="P39"/>
      <text:p text:style-name="P39"/>
      <text:p text:style-name="P39"/>
      <text:p text:style-name="P39"/>
      <text:p text:style-name="P39"/>
      <text:p text:style-name="P39"/>
      <text:p text:style-name="P39"/>
      <text:p text:style-name="P39"/>
      <text:p text:style-name="P39"/>
      <text:p text:style-name="P39"/>
      <text:p text:style-name="P39"/>
      <text:p text:style-name="P39">Problemrapporter (antal): _________</text:p>
      <text:p text:style-name="P32"/>
      <text:p text:style-name="P33"/>
      <text:p text:style-name="P33"/>
      <text:p text:style-name="P29">____________________________________<text:tab/><text:tab/>_________________</text:p>
      <text:p text:style-name="P29">IHA - testansvarlig<text:tab/><text:tab/><text:tab/><text:tab/><text:tab/><text:tab/>dato</text:p>
      <text:p text:style-name="P31"/>
      <text:p text:style-name="P31"/>
      <text:p text:style-name="P29">____________________________________<text:tab/><text:tab/>_________________</text:p>
      <text:p text:style-name="P29"><text:span text:style-name="Standardskrifttype_20_i_20_afsnit"><text:span text:style-name="T9">Kunde - ansvarlig<text:tab/><text:tab/><text:tab/><text:tab/><text:tab/><text:tab/>da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Palatino Bold" svg:font-family="'Palatino Bold', '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Body_20_Text_20_3" style:display-name="Body Text 3" style:family="paragraph" style:parent-style-name="Normal">
      <style:paragraph-properties fo:hyphenation-ladder-count="no-limit"/>
      <style:text-properties fo:font-size="12pt" fo:font-weight="bold" style:font-size-asian="12pt" style:font-weight-asian="bold"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Default_20_Paragraph_20_Font" style:display-name="Default Paragraph Font" style:family="text"/>
    <style:style style:name="Standardskrifttype_20_i_20_afsnit" style:display-name="Standardskrifttype i afsnit" style:family="text"/>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946cm" fo:margin-left="0cm" table:align="left"/>
    </style:style>
    <style:style style:name="Table2.A" style:family="table-column">
      <style:table-column-properties style:column-width="5.648cm"/>
    </style:style>
    <style:style style:name="Table2.C" style:family="table-column">
      <style:table-column-properties style:column-width="5.65cm"/>
    </style:style>
    <style:style style:name="Table2.A1" style:family="table-cell">
      <style:table-cell-properties fo:padding-left="0.191cm" fo:padding-right="0.191cm" fo:padding-top="0cm" fo:padding-bottom="0cm" fo:border="none"/>
    </style:style>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Standard">
      <style:text-properties style:font-name="Arial1" fo:font-size="12pt" style:font-size-asian="12pt" style:font-size-complex="12pt"/>
    </style:style>
    <style:style style:name="MP3" style:family="paragraph" style:parent-style-name="Footer">
      <style:paragraph-properties fo:text-align="end" style:justify-single-word="false"/>
      <style:text-properties style:font-name="Arial1" fo:font-size="12pt" style:font-size-asian="12pt" style:font-size-complex="12pt"/>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footer-style>
        <style:header-footer-properties fo:min-height="0.949cm" fo:margin-left="0cm" fo:margin-right="0cm" fo:margin-top="0cm" style:dynamic-spacing="true"/>
      </style:footer-style>
    </style:page-layout>
  </office:automatic-styles>
  <office:master-styles>
    <style:master-page style:name="Standard" style:page-layout-name="Mpm1">
      <style:header>
        <text:p text:style-name="MP1">IHA – Gruppe 3 2012 <text:s text:c="56"/><text:tab/>Kravspecifikation for SIR</text:p>
      </style:header>
    </style:master-page>
    <style:master-page style:name="MPF0" style:page-layout-name="Mpm2" style:next-style-name="MP0"/>
    <style:master-page style:name="MP0" style:page-layout-name="Mpm3" style:next-style-name="Standard">
      <style:footer>
        <table:table table:name="Table2" table:style-name="Table2">
          <table:table-column table:style-name="Table2.A" table:number-columns-repeated="2"/>
          <table:table-column table:style-name="Table2.C"/>
          <table:table-row>
            <table:table-cell table:style-name="Table2.A1" office:value-type="string">
              <text:p text:style-name="MP2"/>
            </table:table-cell>
            <table:table-cell table:style-name="Table2.A1" office:value-type="string">
              <text:p text:style-name="Footer"/>
            </table:table-cell>
            <table:table-cell table:style-name="Table2.A1" office:value-type="string">
              <text:p text:style-name="MP3">Side <text:page-number text:select-page="current">2</text:page-number> af <text:page-count>7</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51:36.17</meta:creation-date>
    <dc:date>2012-03-06T20:10:15.52</dc:date>
    <meta:editing-duration>PT1H13M55S</meta:editing-duration>
    <meta:editing-cycles>36</meta:editing-cycles>
    <meta:generator>LibreOffice/3.5$Windows_x86 LibreOffice_project/7e68ba2-a744ebf-1f241b7-c506db1-7d53735</meta:generator>
    <meta:document-statistic meta:table-count="3" meta:image-count="0" meta:object-count="0" meta:page-count="7" meta:paragraph-count="112" meta:word-count="315" meta:character-count="2354" meta:non-whitespace-character-count="2039"/>
  </office:meta>
</office:document-meta>
</file>